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text-properties style:font-name="Verdana"/>
    </style:style>
    <style:style style:name="P2" style:parent-style-name="Standard" style:family="paragraph">
      <style:text-properties style:font-name="Verdana"/>
    </style:style>
    <style:style style:name="T3" style:parent-style-name="DefaultParagraphFont" style:family="text">
      <style:text-properties style:font-name="Verdana"/>
    </style:style>
    <style:style style:name="T4" style:parent-style-name="DefaultParagraphFont" style:family="text">
      <style:text-properties style:font-name="Verdana" fo:language="en" fo:country="US"/>
    </style:style>
    <style:style style:name="T5" style:parent-style-name="DefaultParagraphFont" style:family="text">
      <style:text-properties style:font-name="Verdana"/>
    </style:style>
    <style:style style:name="P6" style:parent-style-name="Standard" style:family="paragraph">
      <style:text-properties style:font-name="Verdana"/>
    </style:style>
    <style:style style:name="T7" style:parent-style-name="DefaultParagraphFont" style:family="text">
      <style:text-properties style:font-name="Verdana" fo:language="en" fo:country="US"/>
    </style:style>
    <style:style style:name="T8" style:parent-style-name="DefaultParagraphFont" style:family="text">
      <style:text-properties style:font-name="Verdana"/>
    </style:style>
    <style:style style:name="T9" style:parent-style-name="DefaultParagraphFont" style:family="text">
      <style:text-properties style:font-name="Verdana" fo:language="en" fo:country="US"/>
    </style:style>
    <style:style style:name="P10" style:parent-style-name="Standard" style:family="paragraph">
      <style:text-properties style:font-name="Verdana"/>
    </style:style>
    <style:style style:name="T11" style:parent-style-name="DefaultParagraphFont" style:family="text">
      <style:text-properties style:font-name="Verdana" fo:language="en" fo:country="US"/>
    </style:style>
    <style:style style:name="T12" style:parent-style-name="DefaultParagraphFont" style:family="text">
      <style:text-properties style:font-name="Verdana"/>
    </style:style>
    <style:style style:name="T13" style:parent-style-name="DefaultParagraphFont" style:family="text">
      <style:text-properties style:font-name="Verdana" fo:language="en" fo:country="US"/>
    </style:style>
    <style:style style:name="T14" style:parent-style-name="DefaultParagraphFont" style:family="text">
      <style:text-properties style:font-name="Verdana"/>
    </style:style>
    <style:style style:name="T15" style:parent-style-name="DefaultParagraphFont" style:family="text">
      <style:text-properties style:font-name="Verdana" fo:language="en" fo:country="US"/>
    </style:style>
    <style:style style:name="T16" style:parent-style-name="DefaultParagraphFont" style:family="text">
      <style:text-properties style:font-name="Verdana"/>
    </style:style>
    <style:style style:name="T17" style:parent-style-name="DefaultParagraphFont" style:family="text">
      <style:text-properties style:font-name="Verdana" fo:language="en" fo:country="US"/>
    </style:style>
    <style:style style:name="T18" style:parent-style-name="DefaultParagraphFont" style:family="text">
      <style:text-properties style:font-name="Verdana"/>
    </style:style>
    <style:style style:name="T19" style:parent-style-name="DefaultParagraphFont" style:family="text">
      <style:text-properties style:font-name="Verdana" fo:language="en" fo:country="US"/>
    </style:style>
    <style:style style:name="T20" style:parent-style-name="DefaultParagraphFont" style:family="text">
      <style:text-properties style:font-name="Verdana"/>
    </style:style>
    <style:style style:name="T21" style:parent-style-name="DefaultParagraphFont" style:family="text">
      <style:text-properties style:font-name="Verdana" fo:language="en" fo:country="US"/>
    </style:style>
    <style:style style:name="T22" style:parent-style-name="DefaultParagraphFont" style:family="text">
      <style:text-properties style:font-name="Verdana"/>
    </style:style>
    <style:style style:name="T23" style:parent-style-name="DefaultParagraphFont" style:family="text">
      <style:text-properties style:font-name="Verdana" fo:language="en" fo:country="US"/>
    </style:style>
    <style:style style:name="T24" style:parent-style-name="DefaultParagraphFont" style:family="text">
      <style:text-properties style:font-name="Verdana"/>
    </style:style>
    <style:style style:name="P25" style:parent-style-name="Standard" style:family="paragraph">
      <style:text-properties style:font-name="Verdana"/>
    </style:style>
    <style:style style:name="P26" style:parent-style-name="Standard" style:family="paragraph">
      <style:text-properties style:font-name="Verdana" fo:language="en" fo:country="US"/>
    </style:style>
    <style:style style:name="P27" style:parent-style-name="Standard" style:family="paragraph">
      <style:text-properties style:font-name="Verdana" fo:language="en" fo:country="US"/>
    </style:style>
    <style:style style:name="P28" style:parent-style-name="Standard" style:family="paragraph">
      <style:text-properties style:font-name="Verdana"/>
    </style:style>
    <style:style style:name="P29" style:parent-style-name="Standard" style:family="paragraph">
      <style:text-properties style:font-name="Verdana"/>
    </style:style>
    <style:style style:name="P30" style:parent-style-name="Standard" style:family="paragraph">
      <style:text-properties style:font-name="Verdana" fo:language="en" fo:country="US"/>
    </style:style>
  </office:automatic-styles>
  <office:body>
    <office:text text:use-soft-page-breaks="true">
      <text:p text:style-name="P1">MP.SnippetFile-10OCT2024.20241026 ==&gt;</text:p>
      <text:p text:style-name="P2"/>
      <text:p text:style-name="Standard"><text:span text:style-name="T3">**<text:s/></text:span><text:span text:style-name="T4">Retirement at four years or<text:s/></text:span><text:span text:style-name="T5">I'm retired ... call ya back next week</text:span></text:p>
      <text:p text:style-name="P6"/>
      <text:p text:style-name="Standard"><text:span text:style-name="T7">8/25/2025 <text:s/>&lt;&lt;</text:span><text:span text:style-name="T8">10/26/2024</text:span><text:span text:style-name="T9">&gt;&gt;</text:span></text:p>
      <text:p text:style-name="P10"/>
      <text:p text:style-name="Standard"><text:span text:style-name="T11">I have settled into my routine.<text:s/></text:span><text:span text:style-name="T12">I have my project time, my solitude and “space” to follow my<text:s/></text:span><text:span text:style-name="T13">interests</text:span><text:span text:style-name="T14">. You get to be<text:s/></text:span><text:span text:style-name="T15">this age</text:span><text:span text:style-name="T16"><text:s/>and many of the rules fall away. It’s nice not having as many rules.<text:s/></text:span><text:span text:style-name="T17">Of course,</text:span><text:span text:style-name="T18"><text:s/>I know I need to pay my bills, keep up with medical stuff and answer the communications that come my way. No helping kids with their homework, parent-teacher conferences, soccer practice and, of course</text:span><text:span text:style-name="T19">,</text:span><text:span text:style-name="T20"><text:s/></text:span><text:span text:style-name="T21">no</text:span><text:span text:style-name="T22"><text:s/>9 to 5. No urgent reports or presentations. No keeping two (or more) cars on the road. No planning home upkeep and upgrades. No inlaws to entertain. So there is this freedom, right? And there is the ticking clock, marking the decline,fast or less so. Freedom is great. No expectations that rule most people. Nothing really great about freedom, but it does give time for the existential</text:span><text:span text:style-name="T23"><text:s/>musings</text:span><text:span text:style-name="T24">.</text:span></text:p>
      <text:p text:style-name="P25"/>
      <text:p text:style-name="P26">+++</text:p>
      <text:p text:style-name="P27"/>
      <text:p text:style-name="P28">So where am I? I have my project time, my solitude and “space” to follow my bliss. You get to be 71 and many of the rules fall away. It’s nice not having as many rules. Now I know I need to pay my bills, keep up with medical stuff and answer all of the communications that come my way. No helping kids with their homework, parent-teacher conferences, soccer practice and, of course the 9 to 5. No urgent reports or presentations. No keeping two (or more) cars on the road. No planning home upkeep and upgrades. No inlaws to entertain and keep at bay. So there is this freedom, right? And there is the ticking clock, marking the decline,fast or less so. Freedom is great. No expectations that rule most people. Nothing really great about freedom, but it does give time for the existential, not to mention spiritual musings. Things fall apart. The blood dimmed tide is loosed. What center? Oblivion and the simulacrum.</text:p>
      <text:p text:style-name="P29">Musings for a fall day. There it is.</text:p>
      <text:p text:style-name="P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background-fill draw:fill="solid"/>
      </style:paragraph-properties>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David Frazier</dc:creator>
    <meta:creation-date>2009-04-16T11:32:00Z</meta:creation-date>
    <dc:date>2025-08-25T18:02:00Z</dc:date>
    <meta:template xlink:href="Normal" xlink:type="simple"/>
    <meta:editing-cycles>16</meta:editing-cycles>
    <meta:editing-duration>PT1920S</meta:editing-duration>
    <meta:user-defined meta:name="Info 1"/>
    <meta:user-defined meta:name="Info 2"/>
    <meta:user-defined meta:name="Info 3"/>
    <meta:user-defined meta:name="Info 4"/>
    <meta:document-statistic meta:page-count="1" meta:paragraph-count="3" meta:word-count="284" meta:character-count="1903" meta:row-count="13" meta:non-whitespace-character-count="1622"/>
  </office:meta>
</office:document-meta>
</file>